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F000000CC4199411BBA3483D5.png" manifest:media-type="image/png"/>
  <manifest:file-entry manifest:full-path="Pictures/100000000000077B0000041B5EF7EBEBAEC715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95c" officeooo:paragraph-rsid="0006e95c"/>
    </style:style>
    <style:style style:name="P2" style:family="paragraph" style:parent-style-name="Standard">
      <style:text-properties officeooo:rsid="0006e95c" officeooo:paragraph-rsid="0006e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0.199cm" svg:y="1.028cm" svg:width="13.279cm" svg:height="7.285cm" draw:z-index="0"><draw:image xlink:href="Pictures/100000000000077B0000041B5EF7EBEBAEC71542.png" xlink:type="simple" xlink:show="embed" xlink:actuate="onLoad" loext:mime-type="image/png"/></draw:frame>按照教程就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2" text:anchor-type="paragraph" svg:width="17cm" svg:height="3.143cm" draw:z-index="1"><draw:image xlink:href="Pictures/100000000000044F000000CC4199411BBA3483D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4:02:11.812627514</meta:creation-date>
    <dc:date>2021-03-17T14:07:07.531112750</dc:date>
    <meta:editing-duration>PT4M2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6" meta:character-count="6" meta:non-whitespace-character-count="6"/>
  </office:meta>
</office:document-meta>
</file>